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<text:soft-page-break/>// present date<text:line-break/>int current_date = 7;<text:lin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/>
      <text:p text:style-name="Text_20_body"/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<text:soft-pag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// present date<text:line-break/>int current_date = 7;<text:lin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/>
      <text:p text:style-name="Text_20_body"/>
      <text:p text:style-name="Text_20_body">package day9;</text:p>
      <text:p text:style-name="Text_20_body"/>
      <text:p text:style-name="Text_20_body"><text:soft-page-break/>import java.util.ArrayList;<text:line-break/>import java.util.List;</text:p>
      <text:p text:style-name="Text_20_body"/>
      <text:p text:style-name="Text_20_body">public class TestGenericConversion {<text:line-break/>public static void main(String [] args) {<text:line-break/>List&lt;String&gt; list1 = new ArrayList&lt;String&gt;();<text:line-break/>list1.add("one");<text:line-break/>list1.add(1, null);<text:line-break/>System.out.println(list1.get(0).length());<text:line-break/>}<text:line-break/>}</text:p>
      <text:p text:style-name="Text_20_body"/>
      <text:p text:style-name="Text_20_body"/>
      <text:p text:style-name="Text_20_body">package day9;</text:p>
      <text:p text:style-name="Text_20_body"/>
      <text:p text:style-name="Text_20_body">import java.util.ArrayList;<text:line-break/>import java.util.List;</text:p>
      <text:p text:style-name="Text_20_body"/>
      <text:p text:style-name="Text_20_body">public class Tester {<text:line-break/>public static void main(String [] args) {<text:line-break/>List&lt;Object&gt; list1 = new ArrayList&lt;Object&gt;();<text:line-break/>List&lt;Object&gt; list2= list1;<text:line-break/>list2.add(new Integer(12));<text:line-break/>System.out.println(list2.size());<text:line-break/>}<text:line-break/>}</text:p>
      <text:p text:style-name="Text_20_body"/>
      <text:p text:style-name="Text_20_body"/>
      <text:p text:style-name="Text_20_body">package day9;</text:p>
      <text:p text:style-name="Text_20_body"/>
      <text:p text:style-name="Text_20_body">import java.util.LinkedList;</text:p>
      <text:p text:style-name="Text_20_body"/>
      <text:p text:style-name="Text_20_body">public class CollectionTypes {<text:line-break/>public static void main(String [] args) {<text:line-break/>LinkedList list = new LinkedList();<text:line-break/><text:soft-page-break/>list.add("one");<text:line-break/>list.add("two");<text:line-break/>list.add("three");<text:line-break/>System.out.println(list.poll());<text:line-break/>}</text:p>
      <text:p text:style-name="Text_20_body"/>
      <text:p text:style-name="Text_20_body">}</text:p>
      <text:p text:style-name="Text_20_body"/>
      <text:p text:style-name="Text_20_body">public class SortArrayList {<text:line-break/>public static void main(String[] args){<text:line-break/>ArrayList&lt;String&gt; demo=new ArrayList&lt;String&gt;();<text:line-break/>demo.add("mysore");<text:line-break/>demo.add("hyd");<text:line-break/>demo.add("bangalore");<text:line-break/>demo.add("hampi");<text:line-break/>System.out.println("Before sorting"+demo);<text:line-break/>Collections.sort(demo);<text:line-break/>System.out.println("After sorting"+demo);<text:line-break/>}<text:line-break/>} </text:p>
      <text:p text:style-name="Text_20_body"/>
      <text:p text:style-name="Text_20_body">public class SortArrayList {<text:line-break/>public static void main(String[] args){<text:line-break/>ArrayList&lt;String&gt; demo=new ArrayList&lt;String&gt;();<text:line-break/>demo.add("mysore");<text:line-break/>demo.add("hyd");<text:line-break/>demo.add("bangalore");<text:line-break/>demo.add("hampi");<text:line-break/>System.out.println("Before sorting"+demo);<text:line-break/>Collections.sort(demo);<text:line-break/>System.out.println("After sorting"+demo);<text:line-break/>}<text:line-break/>} 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40:48.129000000</meta:creation-date>
    <dc:date>2021-12-02T16:52:15.862000000</dc:date>
    <meta:editing-duration>PT1M26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5" meta:paragraph-count="26" meta:word-count="598" meta:character-count="4283" meta:non-whitespace-character-count="3709"/>
  </office:meta>
</office:document-meta>
</file>